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97f" officeooo:paragraph-rsid="0010797f"/>
    </style:style>
    <style:style style:name="P2" style:family="paragraph" style:parent-style-name="Standard">
      <style:text-properties officeooo:rsid="0010797f" officeooo:paragraph-rsid="00154c88"/>
    </style:style>
    <style:style style:name="P3" style:family="paragraph" style:parent-style-name="Standard">
      <style:text-properties fo:font-weight="bold" officeooo:rsid="0010797f" officeooo:paragraph-rsid="0010797f" style:font-weight-asian="bold" style:font-weight-complex="bold"/>
    </style:style>
    <style:style style:name="P4" style:family="paragraph" style:parent-style-name="Standard">
      <style:text-properties fo:font-weight="bold" officeooo:rsid="0010797f" officeooo:paragraph-rsid="00154c88" style:font-weight-asian="bold" style:font-weight-complex="bold"/>
    </style:style>
    <style:style style:name="P5" style:family="paragraph" style:parent-style-name="Standard">
      <style:text-properties fo:font-weight="bold" officeooo:rsid="0012135b" officeooo:paragraph-rsid="0012135b" style:font-weight-asian="bold" style:font-weight-complex="bold"/>
    </style:style>
    <style:style style:name="P6" style:family="paragraph" style:parent-style-name="Standard">
      <style:text-properties fo:font-weight="bold" officeooo:rsid="0013f708" officeooo:paragraph-rsid="0013f708" style:font-weight-asian="bold" style:font-weight-complex="bold"/>
    </style:style>
    <style:style style:name="P7" style:family="paragraph" style:parent-style-name="Standard">
      <style:text-properties fo:font-weight="bold" officeooo:rsid="00154c88" officeooo:paragraph-rsid="0010797f" style:font-weight-asian="bold" style:font-weight-complex="bold"/>
    </style:style>
    <style:style style:name="P8" style:family="paragraph" style:parent-style-name="Standard">
      <style:text-properties fo:font-weight="bold" officeooo:rsid="00154c88" officeooo:paragraph-rsid="00154c88" style:font-weight-asian="bold" style:font-weight-complex="bold"/>
    </style:style>
    <style:style style:name="P9" style:family="paragraph" style:parent-style-name="Standard">
      <style:text-properties fo:font-weight="bold" officeooo:rsid="0017ae8d" officeooo:paragraph-rsid="0017ae8d" style:font-weight-asian="bold" style:font-weight-complex="bold"/>
    </style:style>
    <style:style style:name="P10" style:family="paragraph" style:parent-style-name="Standard">
      <style:text-properties officeooo:rsid="0012135b" officeooo:paragraph-rsid="0012135b"/>
    </style:style>
    <style:style style:name="P11" style:family="paragraph" style:parent-style-name="Standard">
      <style:text-properties officeooo:rsid="0013f708" officeooo:paragraph-rsid="0013f708"/>
    </style:style>
    <style:style style:name="P12" style:family="paragraph" style:parent-style-name="Standard">
      <style:text-properties officeooo:rsid="001471c6" officeooo:paragraph-rsid="001471c6"/>
    </style:style>
    <style:style style:name="P13" style:family="paragraph" style:parent-style-name="Standard">
      <style:text-properties officeooo:rsid="00154c88" officeooo:paragraph-rsid="00154c88"/>
    </style:style>
    <style:style style:name="P14" style:family="paragraph" style:parent-style-name="Standard">
      <style:text-properties officeooo:rsid="00154c88" officeooo:paragraph-rsid="0016454b"/>
    </style:style>
    <style:style style:name="P15" style:family="paragraph" style:parent-style-name="Standard">
      <style:text-properties officeooo:rsid="0016454b" officeooo:paragraph-rsid="001471c6"/>
    </style:style>
    <style:style style:name="P16" style:family="paragraph" style:parent-style-name="Standard">
      <style:text-properties officeooo:rsid="0017ae8d" officeooo:paragraph-rsid="0017ae8d"/>
    </style:style>
    <style:style style:name="P17" style:family="paragraph" style:parent-style-name="Standard">
      <style:text-properties officeooo:rsid="0017ae8d" officeooo:paragraph-rsid="0019aa77"/>
    </style:style>
    <style:style style:name="P18" style:family="paragraph" style:parent-style-name="Standard">
      <style:text-properties officeooo:rsid="0019aa77" officeooo:paragraph-rsid="0019aa77"/>
    </style:style>
    <style:style style:name="T1" style:family="text">
      <style:text-properties officeooo:rsid="0012135b"/>
    </style:style>
    <style:style style:name="T2" style:family="text">
      <style:text-properties officeooo:rsid="0013f708"/>
    </style:style>
    <style:style style:name="T3" style:family="text">
      <style:text-properties officeooo:rsid="00154c88"/>
    </style:style>
    <style:style style:name="T4" style:family="text">
      <style:text-properties officeooo:rsid="0016454b"/>
    </style:style>
    <style:style style:name="T5" style:family="text">
      <style:text-properties officeooo:rsid="0019aa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ustus e.r-b. Inredning on sisustussuunnittelutoimisto joka on perustettu vuonna 2007.</text:p>
      <text:p text:style-name="P1">Sisustussuunnittelijana toimii Sisustussuunnittelija SI Erika Rentola-Björklund.</text:p>
      <text:p text:style-name="P1">Sisustus e.r-b. tunnetaan kodikkaista ja asiakaslähtöisistä sisustuksista.</text:p>
      <text:p text:style-name="P16">Kohde voi olla pieni tai suuri Erika auttaa sinua mielellään tekemään haaveistasi totta!</text:p>
      <text:p text:style-name="P1"/>
      <text:p text:style-name="P1"/>
      <text:p text:style-name="P1"/>
      <text:p text:style-name="P3">suunnittelusta</text:p>
      <text:p text:style-name="P1"/>
      <text:p text:style-name="P1">Suunnitelma alkaa aina asiakaskäynnillä. Asiakaskäynnillä karkoitetaan asiakkaan toiveet <text:span text:style-name="T3">sekä väri- ja tyylimieltymykset, sekä</text:span> aikataulu <text:span text:style-name="T3">ja budjetti</text:span>. Tapaamisen perusteella tehdään tarjous suunnitelmasta.</text:p>
      <text:p text:style-name="P7"/>
      <text:p text:style-name="P1"/>
      <text:p text:style-name="P13">Suunnitelma voi koostua osasta tai kaikista alla mainituista osa-alueista:</text:p>
      <text:p text:style-name="P2"/>
      <text:p text:style-name="P4">-<text:span text:style-name="T3">Pintamateriaalisuunnitelma</text:span></text:p>
      <text:p text:style-name="P13">Seinä-, katto- ja lattiapintojen väri- ja materiaalivalinnat</text:p>
      <text:p text:style-name="P4"/>
      <text:p text:style-name="P8">Kalustesuunnitelma</text:p>
      <text:p text:style-name="P13">Uusien ja vanhojen irto- ja kiintokalusteiden valinnat ja niiden sijoittelu tilassa</text:p>
      <text:p text:style-name="P8"/>
      <text:p text:style-name="P8">Valaistussuunnitelma</text:p>
      <text:p text:style-name="P13">Kiinto- ja irtovalaisinten valinnat ja niiden sijoittelu tilassa</text:p>
      <text:p text:style-name="P8"/>
      <text:p text:style-name="P8">Tekstii<text:span text:style-name="T4">lisuunnitelma</text:span></text:p>
      <text:p text:style-name="P14">Verho<text:span text:style-name="T4">suunnitelma sisältäen verhotangot ja selventävät piirustukset suunnitelmasta</text:span></text:p>
      <text:p text:style-name="P14"><text:span text:style-name="T4">M</text:span>atot <text:span text:style-name="T4">ja muut</text:span> sisustustekstiilit. </text:p>
      <text:p text:style-name="P2"/>
      <text:p text:style-name="P2">Suunnitelman sisältö riippuu asiakkaan tarpeita. Joskus asiakkaalle riittää pelkät tuotelistat ostopaikkoineen ja kuvineen. Mutta yleensä suunnitelma sisältää 3D-kuvat jossa näkyy tilan muutokset, pintamateriaalit, huonekalut, valaisimet ja teksiiliehdotukset. Tämän lisäksi asiakas saa tuotelista<text:span text:style-name="T1">t</text:span> mistä näkyy tuotteiden tarkemmat tiedot, koot, väri, ostopaikat, hinnat, sekä tarvittaessa lasketut menekit. Lisäksi suunnitelma voi sisältää työpiirustukset ja ohjeet remontin tekijälle.</text:p>
      <text:p text:style-name="P10">Sekä <text:span text:style-name="T3">mahdollisen </text:span>remontin valv<text:span text:style-name="T3">onnan ja työmaakäynnit.</text:span></text:p>
      <text:p text:style-name="P1"/>
      <text:p text:style-name="P10">Käyttämällä <text:span text:style-name="T4">ammattitaitoista ja koulutettua </text:span>sisustussuunnittelijaa apunasi säästyt monelta virheratkaisulta ja näin säästät aikaa ja rahaa. Sisustussuunnittelija auttaa tekemään tilasta toimivan, yhteinäisen ja harmoonisen kokonaisuuden.</text:p>
      <text:p text:style-name="P1"/>
      <text:p text:style-name="P1"/>
      <text:p text:style-name="P5">Konsultoinikäynti</text:p>
      <text:p text:style-name="P10"/>
      <text:p text:style-name="P10">Konsultointikäynti sisältää 2h suunnittelua paikanpäällä kohteessa tai asiakkaan kanssa erikseen sovitussa liikkeessä/liikkeissä. Käynnin aikana voidaan käydä läpi <text:span text:style-name="T2">esimerkiksi </text:span>väri-tai pintavalintoja, tai kalustesijoittelua <text:span text:style-name="T2">asiakkaan tarpeiden mukaan.</text:span></text:p>
      <text:p text:style-name="P11">Hinta: 1<text:span text:style-name="T4">45</text:span>€ sis. Alv. 24% (Sisältää matkat Vaasan ja Mustasaaren alueella, kauempina olevissa kohteissa laskutetaan myös kilometrikorvaus 0.43€/km)</text:p>
      <text:p text:style-name="P11"/>
      <text:p text:style-name="P11"/>
      <text:p text:style-name="P11"/>
      <text:p text:style-name="P11"/>
      <text:p text:style-name="P6"><text:soft-page-break/>Suunnittelupäivä</text:p>
      <text:p text:style-name="P11"/>
      <text:p text:style-name="P11">Suunnittelupäivä sisältää 8h suunnittelua asiakkaan valitsemassa paikassa/paikoissa. Osa päivästä voidaan olla kohteessa ja osa liikkeissä todellisia materiaaleja valiten. Hintaan kuuluu etukäteinen suunnitelma päivän kulusta ja asiakkaan tarpeista mitä päivän aikana tulisi saada päätettyä.</text:p>
      <text:p text:style-name="P11">Hinta: <text:span text:style-name="T4">390€</text:span></text:p>
      <text:p text:style-name="P11"/>
      <text:p text:style-name="P15"/>
      <text:p text:style-name="P11"/>
      <text:p text:style-name="P11"/>
      <text:p text:style-name="P12"><text:a xlink:type="simple" xlink:href="http://www.sisustustoimittajt.fi/">www.sisustustoimittajt.fi</text:a></text:p>
      <text:p text:style-name="P12"/>
      <text:p text:style-name="P9">suunnittelija</text:p>
      <text:p text:style-name="P16"/>
      <text:p text:style-name="P16">Olen 37-vuotias sisustussuunnittelija <text:span text:style-name="T5">SI </text:span>Vaasasta.</text:p>
      <text:p text:style-name="P16">Valmistuin 2005 sisustussuunnittelijaksi jonka jälkeen työskentelin pari vuotta Etelä-Ruotsissa Malmössä Sweco FFNS Arkkitehtitoimistossa. </text:p>
      <text:p text:style-name="P16"/>
      <text:p text:style-name="P17">Perustin Sisutus e.r-b. Inredning yritykseni 2007. Kymmenen vuotta sisustussuunnittelija on menny nopeaa, ihanien ja erilaisten projektien kanssa. <text:span text:style-name="T5">Minut tunnetaan kodikkaista ja asiakaslähtöisistä sisustuksita. Vuonna 2008 Vaasassa järjestettiin Asuntomessut jossa sain olla mukana kahdella kohteellani. Toinen kohteeni valittiin vuoden suosikkikohteeksi, joka muistetaan edelleen.</text:span></text:p>
      <text:p text:style-name="P17"/>
      <text:p text:style-name="P18">Olen Sisustussuunnittelijat SI Ry:n jäsen, joka on valtakunnallinen kouluttaneiden sisustussuunnitteljoiden yhdistys. Ammattitaitoisen suunnittelijan tunnistaa nimikkeen perässä olevasta SI-lyhenteestä.</text:p>
      <text:p text:style-name="P18"/>
      <text:p text:style-name="P18">Parasta työssäni on tyytyväiset asiakkaat <text:s/>jotka ottavat yhteyttä vuosi toisensa jälkeen. Nautin työstäni ja siitä kun saan toisen onnelliseki työlläni.</text:p>
      <text:p text:style-name="P18"/>
      <text:p text:style-name="P18">Älä epäröi ottaa yhteyttä, tehdään yhdessä sinun haaveista totta!</text:p>
      <text:p text:style-name="P18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0:00:58.365009722</meta:creation-date>
    <dc:date>2015-02-17T12:10:25.422492514</dc:date>
    <meta:editing-duration>PT1H8M15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33" meta:word-count="381" meta:character-count="3565" meta:non-whitespace-character-count="3214"/>
  </office:meta>
</office:document-meta>
</file>